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00.515579466487" calcext:value-type="float">
            <text:p>700.515579466487</text:p>
          </table:table-cell>
        </table:table-row>
        <table:table-row table:style-name="ro1">
          <table:table-cell office:value-type="float" office:value="700.574471066274" calcext:value-type="float">
            <text:p>700.574471066274</text:p>
          </table:table-cell>
        </table:table-row>
        <table:table-row table:style-name="ro1">
          <table:table-cell office:value-type="float" office:value="718.390804597701" calcext:value-type="float">
            <text:p>718.390804597701</text:p>
          </table:table-cell>
        </table:table-row>
        <table:table-row table:style-name="ro1">
          <table:table-cell office:value-type="float" office:value="701.154099648021" calcext:value-type="float">
            <text:p>701.154099648021</text:p>
          </table:table-cell>
        </table:table-row>
        <table:table-row table:style-name="ro1">
          <table:table-cell office:value-type="float" office:value="697.549508576371" calcext:value-type="float">
            <text:p>697.549508576371</text:p>
          </table:table-cell>
        </table:table-row>
        <table:table-row table:style-name="ro1">
          <table:table-cell office:value-type="float" office:value="716.404223919304" calcext:value-type="float">
            <text:p>716.404223919304</text:p>
          </table:table-cell>
        </table:table-row>
        <table:table-row table:style-name="ro1">
          <table:table-cell office:value-type="float" office:value="703.180485335171" calcext:value-type="float">
            <text:p>703.180485335171</text:p>
          </table:table-cell>
        </table:table-row>
        <table:table-row table:style-name="ro1">
          <table:table-cell office:value-type="float" office:value="699.051387267478" calcext:value-type="float">
            <text:p>699.051387267478</text:p>
          </table:table-cell>
        </table:table-row>
        <table:table-row table:style-name="ro1">
          <table:table-cell office:value-type="float" office:value="716.24515639213" calcext:value-type="float">
            <text:p>716.24515639213</text:p>
          </table:table-cell>
        </table:table-row>
        <table:table-row table:style-name="ro1">
          <table:table-cell office:value-type="float" office:value="702.212672129881" calcext:value-type="float">
            <text:p>702.212672129881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05.527838839882" calcext:value-type="float">
            <text:p>705.5278388398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46:09.154139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10-02T11:46:16.515808065</dc:date>
    <dc:creator>Davide Ancona</dc:creator>
    <meta:editing-duration>PT3M51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